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1d7da2" officeooo:paragraph-rsid="001d7da2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d7da2" officeooo:paragraph-rsid="001d7da2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officeooo:rsid="001d7da2" officeooo:paragraph-rsid="001d7da2" style:font-size-asian="14pt" style:font-size-complex="14pt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4pt" officeooo:rsid="001d7da2" officeooo:paragraph-rsid="001d7da2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d7da2" officeooo:paragraph-rsid="001d7da2" style:font-size-asian="32pt" style:font-size-complex="32pt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32pt" officeooo:rsid="001d7da2" officeooo:paragraph-rsid="001d7da2" style:font-size-asian="32pt" style:font-size-complex="32pt"/>
    </style:style>
    <style:style style:name="P7" style:family="paragraph" style:parent-style-name="Standard">
      <style:text-properties officeooo:rsid="001dc65d" officeooo:paragraph-rsid="001dc65d"/>
    </style:style>
    <style:style style:name="P8" style:family="paragraph" style:parent-style-name="Standard" style:list-style-name="L1">
      <style:text-properties officeooo:rsid="001dc65d" officeooo:paragraph-rsid="001dc65d"/>
    </style:style>
    <style:style style:name="P9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officeooo:paragraph-rsid="001d7da2"/>
    </style:style>
    <style:style style:name="P10" style:family="paragraph" style:parent-style-name="Standard" style:list-style-name="L18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officeooo:paragraph-rsid="001d7da2"/>
    </style:style>
    <style:style style:name="P11" style:family="paragraph" style:parent-style-name="Standard" style:list-style-name="L11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officeooo:paragraph-rsid="001d7da2"/>
    </style:style>
    <style:style style:name="P12" style:family="paragraph" style:parent-style-name="Standard">
      <style:text-properties style:font-name="DejaVu Sans" officeooo:rsid="001d7da2" officeooo:paragraph-rsid="001d7da2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d91b5" officeooo:paragraph-rsid="001d91b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9">
      <style:paragraph-properties fo:text-align="justify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d7da2" officeooo:paragraph-rsid="001eaf4f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16" style:family="paragraph" style:parent-style-name="Standard" style:list-style-name="L13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17" style:family="paragraph" style:parent-style-name="Standard" style:list-style-name="L14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18" style:family="paragraph" style:parent-style-name="Standard" style:list-style-name="L15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19" style:family="paragraph" style:parent-style-name="Standard" style:list-style-name="L16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20" style:family="paragraph" style:parent-style-name="Standard" style:list-style-name="L17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21" style:family="paragraph" style:parent-style-name="Standard" style:list-style-name="L19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22" style:family="paragraph" style:parent-style-name="Standard" style:list-style-name="L20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23" style:family="paragraph" style:parent-style-name="Standard" style:list-style-name="L3" style:master-page-name="">
      <loext:graphic-properties draw:fill="none"/>
      <style:paragraph-properties fo:margin-left="2.6cm" fo:margin-right="0cm" fo:text-align="justify" style:justify-single-word="false" fo:text-indent="-0.7cm" style:auto-text-indent="false" style:page-number="auto" fo:background-color="transparent"/>
      <style:text-properties style:font-name="Ubuntu" fo:font-size="14pt" officeooo:rsid="001d7da2" officeooo:paragraph-rsid="001d7da2" style:font-size-asian="14pt" style:font-size-complex="14pt"/>
    </style:style>
    <style:style style:name="P24" style:family="paragraph" style:parent-style-name="Standard" style:list-style-name="L3">
      <loext:graphic-properties draw:fill="none"/>
      <style:paragraph-properties fo:margin-left="2.6cm" fo:margin-right="0cm" fo:text-align="justify" style:justify-single-word="false" fo:text-indent="-0.7cm" style:auto-text-indent="false" fo:background-color="transparent"/>
      <style:text-properties style:font-name="Ubuntu" fo:font-size="14pt" officeooo:rsid="001d7da2" officeooo:paragraph-rsid="001d7da2" style:font-size-asian="14pt" style:font-size-complex="14pt"/>
    </style:style>
    <style:style style:name="P25" style:family="paragraph" style:parent-style-name="Standard" style:list-style-name="L21">
      <style:paragraph-properties fo:text-align="justify" style:justify-single-word="false"/>
      <style:text-properties style:font-name="Ubuntu" fo:font-size="14pt" officeooo:rsid="001d7da2" officeooo:paragraph-rsid="001d7da2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4pt" fo:font-style="italic" style:text-underline-style="solid" style:text-underline-width="auto" style:text-underline-color="font-color" officeooo:rsid="001d7da2" officeooo:paragraph-rsid="001d7da2" style:font-size-asian="14pt" style:font-style-asian="italic" style:font-size-complex="14pt" style:font-style-complex="italic"/>
    </style:style>
    <style:style style:name="P27" style:family="paragraph" style:parent-style-name="Standard" style:list-style-name="L6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fo:font-weight="bold" officeooo:rsid="001d7da2" officeooo:paragraph-rsid="001eaf4f" style:font-size-asian="14pt" style:font-weight-asian="bold" style:font-size-complex="14pt" style:font-weight-complex="bold"/>
    </style:style>
    <style:style style:name="P28" style:family="paragraph" style:parent-style-name="Standard" style:list-style-name="L7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fo:font-weight="bold" officeooo:rsid="001d7da2" officeooo:paragraph-rsid="001eaf4f" style:font-size-asian="14pt" style:font-weight-asian="bold" style:font-size-complex="14pt" style:font-weight-complex="bold"/>
    </style:style>
    <style:style style:name="P29" style:family="paragraph" style:parent-style-name="Standard" style:list-style-name="L10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fo:font-weight="bold" officeooo:rsid="001d7da2" officeooo:paragraph-rsid="001eaf4f" style:font-size-asian="14pt" style:font-weight-asian="bold" style:font-size-complex="14pt" style:font-weight-complex="bold"/>
    </style:style>
    <style:style style:name="P30" style:family="paragraph" style:parent-style-name="Standard" style:list-style-name="L11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fo:font-weight="bold" officeooo:rsid="001d7da2" officeooo:paragraph-rsid="001eaf4f" style:font-size-asian="14pt" style:font-weight-asian="bold" style:font-size-complex="14pt" style:font-weight-complex="bold"/>
    </style:style>
    <style:style style:name="P31" style:family="paragraph" style:parent-style-name="Standard" style:list-style-name="L12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fo:font-weight="bold" officeooo:rsid="001d7da2" officeooo:paragraph-rsid="001eaf4f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Ubuntu" style:text-underline-style="solid" style:text-underline-width="auto" style:text-underline-color="font-color" officeooo:paragraph-rsid="001d7da2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Ubuntu" style:text-underline-style="solid" style:text-underline-width="auto" style:text-underline-color="font-color" officeooo:paragraph-rsid="001d7da2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Ubuntu" style:text-underline-style="solid" style:text-underline-width="auto" style:text-underline-color="font-color" officeooo:paragraph-rsid="001d7da2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Ubuntu" style:text-underline-style="solid" style:text-underline-width="auto" style:text-underline-color="font-color" fo:font-weight="bold" officeooo:paragraph-rsid="001d7da2" style:font-weight-asian="bold" style:font-weight-complex="bold"/>
    </style:style>
    <style:style style:name="P36" style:family="paragraph" style:parent-style-name="Standard" style:list-style-name="L8">
      <style:paragraph-properties fo:text-align="justify" style:justify-single-word="false"/>
      <style:text-properties style:font-name="Ubuntu" officeooo:paragraph-rsid="001eaf4f"/>
    </style:style>
    <style:style style:name="P37" style:family="paragraph" style:parent-style-name="Standard">
      <style:text-properties style:font-name="Ubuntu" officeooo:rsid="001d7da2" officeooo:paragraph-rsid="001d7da2"/>
    </style:style>
    <style:style style:name="T1" style:family="text">
      <style:text-properties officeooo:rsid="001d91b5"/>
    </style:style>
    <style:style style:name="T2" style:family="text">
      <style:text-properties fo:font-size="14pt" officeooo:rsid="001d7da2" style:font-size-asian="14pt" style:font-size-complex="14pt"/>
    </style:style>
    <style:style style:name="T3" style:family="text">
      <style:text-properties fo:font-size="14pt" officeooo:rsid="001dc65d" style:font-size-asian="14pt" style:font-size-complex="14pt"/>
    </style:style>
    <style:style style:name="T4" style:family="text">
      <style:text-properties fo:font-size="14pt" officeooo:rsid="001eaf4f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officeooo:rsid="001d7da2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eaf4f" style:font-size-asian="14pt" style:font-weight-asian="bold" style:font-size-complex="14pt" style:font-weight-complex="bold"/>
    </style:style>
    <style:style style:name="T7" style:family="text">
      <style:text-properties officeooo:rsid="001dc65d"/>
    </style:style>
    <style:style style:name="T8" style:family="text">
      <style:text-properties officeooo:rsid="001eaf4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229b41"/>
    </style:style>
    <style:style style:name="T12" style:family="text">
      <style:text-properties style:font-name="Ubuntu" fo:font-size="14pt" officeooo:rsid="001d7da2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06cm" fo:text-indent="-0.635cm" fo:margin-left="2.50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76cm" fo:text-indent="-0.635cm" fo:margin-left="3.77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11cm" fo:text-indent="-0.635cm" fo:margin-left="4.41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46cm" fo:text-indent="-0.635cm" fo:margin-left="5.04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81cm" fo:text-indent="-0.635cm" fo:margin-left="5.6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16cm" fo:text-indent="-0.635cm" fo:margin-left="6.31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51cm" fo:text-indent="-0.635cm" fo:margin-left="6.95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86cm" fo:text-indent="-0.635cm" fo:margin-left="7.58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21cm" fo:text-indent="-0.635cm" fo:margin-left="8.221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25cm" fo:text-indent="-0.635cm" fo:margin-left="8.22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2cm" fo:text-indent="-0.635cm" fo:margin-left="2.5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7cm" fo:text-indent="-0.635cm" fo:margin-left="3.20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2cm" fo:text-indent="-0.635cm" fo:margin-left="3.84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>Metodología de la investigación</text:p>
      <text:p text:style-name="P2"/>
      <text:p text:style-name="P3"/>
      <text:p text:style-name="P3"/>
      <text:p text:style-name="P3">Informe del proyecto</text:p>
      <text:p text:style-name="P2"/>
      <text:p text:style-name="P4"/>
      <text:p text:style-name="P4"/>
      <text:p text:style-name="P4"/>
      <text:p text:style-name="P4">Reconocimiento Facial con uso de Base de Da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Integrantes:</text:p>
      <text:list text:style-name="L1">
        <text:list-item>
          <text:p text:style-name="P8">Enzo Pennisi.</text:p>
        </text:list-item>
        <text:list-item>
          <text:p text:style-name="P8">Pablo Sepulveda.</text:p>
        </text:list-item>
        <text:list-item>
          <text:p text:style-name="P8">Vanina Luna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2"/>
      <text:p text:style-name="P13">Breve descripción</text:p>
      <text:p text:style-name="P15"/>
      <text:p text:style-name="P15"><text:tab/>El proyecto consiste en diseñar e implementar un sistema de autenticación basado en el reconocimiento facial utilizando Python en Linux, con el objetivo de sustituir la contraseña en un proceso de lo-gin. El sistema se conectará a una base de datos para almacenar y recuperar las fotos y datos de los usuarios. Se utilizarán librerías de código abierto como TensorFlow, <text:span text:style-name="T1">OpenCV</text:span> numpy, matplotlib.</text:p>
      <text:p text:style-name="P15"/>
      <text:p text:style-name="P26"><text:span text:style-name="T10">Distribución de roles y tareas (Pablo, Enzo, Vanina):</text:span></text:p>
      <text:p text:style-name="P15"/>
      <text:list xml:id="list4243387604" text:style-name="L2">
        <text:list-item>
          <text:p text:style-name="P32"><text:span text:style-name="T2">Pablo </text:span><text:span text:style-name="T3">Sepulveda</text:span><text:span text:style-name="T2">:</text:span></text:p>
          <text:p text:style-name="P32"><text:span text:style-name="T2"/></text:p>
        </text:list-item>
      </text:list>
      <text:list xml:id="list3214844062" text:style-name="L21">
        <text:list-item>
          <text:p text:style-name="P25">Investigación sobre algoritmos de reconocimiento facial y técnicas de aprendizaje.</text:p>
        </text:list-item>
        <text:list-item>
          <text:p text:style-name="P25"><text:span text:style-name="T7">I</text:span>mplementación del modelo de reconocimiento facial utilizando TensorFlow.</text:p>
        </text:list-item>
        <text:list-item>
          <text:p text:style-name="P25">Evaluación de la precisión y eficacia del sistema.</text:p>
        </text:list-item>
      </text:list>
      <text:p text:style-name="P15"/>
      <text:list xml:id="list3265402021" text:style-name="L3">
        <text:list-item>
          <text:p text:style-name="P33"><text:span text:style-name="T2">Enzo </text:span><text:span text:style-name="T3">Pennisi</text:span><text:span text:style-name="T2">:</text:span></text:p>
        </text:list-item>
      </text:list>
      <text:p text:style-name="P15"/>
      <text:list xml:id="list161026699918941" text:continue-numbering="true" text:style-name="L3">
        <text:list-item>
          <text:p text:style-name="P23">Estudio y configuración de las librerías TensorFlow, cv2, numpy, matplotlib.</text:p>
        </text:list-item>
        <text:list-item>
          <text:p text:style-name="P24">Implementación de la captura y preprocesamiento de imágenes utilizando cv2 y numpy.</text:p>
        </text:list-item>
        <text:list-item>
          <text:p text:style-name="P24">Integración del sistema con la base de datos.</text:p>
        </text:list-item>
      </text:list>
      <text:p text:style-name="P15"/>
      <text:list text:style-name="L4">
        <text:list-item>
          <text:p text:style-name="P34"><text:span text:style-name="T2">Vanina </text:span><text:span text:style-name="T3">Luna</text:span><text:span text:style-name="T2">:</text:span></text:p>
        </text:list-item>
      </text:list>
      <text:p text:style-name="P15"/>
      <text:list xml:id="list2665237429" text:style-name="L20">
        <text:list-item>
          <text:p text:style-name="P22">Diseño del flujo del sistema (captura de imágenes, preprocesamiento, <text:tab/>entrenamiento, autenticación e integración con la base de datos).</text:p>
        </text:list-item>
        <text:list-item>
          <text:p text:style-name="P22">Implementación del proceso de autenticación utilizando el modelo <text:tab/>entrenado.</text:p>
        </text:list-item>
        <text:list-item>
          <text:p text:style-name="P22">Preparación de la documentación del proyecto y presentación de resultados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6"><text:span text:style-name="T10">Planificación y subtareas:</text:span></text:p>
      <text:p text:style-name="P15"/>
      <text:list text:style-name="L5">
        <text:list-item>
          <text:p text:style-name="P35"><text:span text:style-name="T2">S</text:span><text:span text:style-name="T4">print </text:span><text:span text:style-name="T2">1:</text:span></text:p>
        </text:list-item>
      </text:list>
      <text:p text:style-name="P15"/>
      <text:list xml:id="list3102004779" text:style-name="L13">
        <text:list-item>
          <text:p text:style-name="P16"><text:span text:style-name="T7">I</text:span>nvestigación de algoritmos y técnicas de aprendizaje profundo <text:tab/>(Pablo).</text:p>
        </text:list-item>
        <text:list-item>
          <text:p text:style-name="P16"><text:span text:style-name="T11">E</text:span>studio de librerías (Enzo).</text:p>
        </text:list-item>
        <text:list-item>
          <text:p text:style-name="P16">Diseño del flujo del sistema (Vanina).</text:p>
        </text:list-item>
      </text:list>
      <text:p text:style-name="P15"/>
      <text:list text:style-name="L6">
        <text:list-item>
          <text:p text:style-name="P27">S<text:span text:style-name="T8">print</text:span> 2:</text:p>
        </text:list-item>
      </text:list>
      <text:p text:style-name="P15"/>
      <text:list xml:id="list1189814974" text:style-name="L14">
        <text:list-item>
          <text:p text:style-name="P17">Configuración del entorno de desarrollo en Linux (Enzo).</text:p>
        </text:list-item>
        <text:list-item>
          <text:p text:style-name="P17">Implementación del modelo de reconocimiento facial (Pablo).</text:p>
        </text:list-item>
        <text:list-item>
          <text:p text:style-name="P17">Diseño de la interfaz de usuario para la captura de imágenes (Vanina).</text:p>
        </text:list-item>
      </text:list>
      <text:p text:style-name="P15"/>
      <text:list text:style-name="L7">
        <text:list-item>
          <text:p text:style-name="P28">S<text:span text:style-name="T8">print</text:span> 3:</text:p>
        </text:list-item>
      </text:list>
      <text:p text:style-name="P15"/>
      <text:list xml:id="list2577214215" text:style-name="L15">
        <text:list-item>
          <text:p text:style-name="P18">Implementación de la captura y preprocesamiento de imágenes (Enzo).</text:p>
        </text:list-item>
        <text:list-item>
          <text:p text:style-name="P18">Entrenamiento del modelo de reconocimiento facial (Pablo).</text:p>
        </text:list-item>
        <text:list-item>
          <text:p text:style-name="P18">Implementación del proceso de autenticación (Vanina).</text:p>
        </text:list-item>
      </text:list>
      <text:p text:style-name="P15"/>
      <text:list text:style-name="L8">
        <text:list-item>
          <text:p text:style-name="P36"><text:span text:style-name="T5">S</text:span><text:span text:style-name="T6">print</text:span><text:span text:style-name="T5"> 4:</text:span></text:p>
        </text:list-item>
      </text:list>
      <text:p text:style-name="P15"/>
      <text:list xml:id="list2192436739" text:style-name="L16">
        <text:list-item>
          <text:p text:style-name="P19">Integración del sistema con la base de datos (Enzo).</text:p>
        </text:list-item>
        <text:list-item>
          <text:p text:style-name="P19">Pruebas iniciales de funcionalidad y corrección de errores (Pablo, Enzo, Vanina).</text:p>
        </text:list-item>
      </text:list>
      <text:p text:style-name="P15"/>
      <text:list text:style-name="L9">
        <text:list-item>
          <text:p text:style-name="P14">S<text:span text:style-name="T8">print</text:span> 5:</text:p>
        </text:list-item>
      </text:list>
      <text:p text:style-name="P15"/>
      <text:list xml:id="list2311039123" text:style-name="L17">
        <text:list-item>
          <text:p text:style-name="P20">Evaluación de la precisión y eficacia del sistema (Pablo).</text:p>
        </text:list-item>
        <text:list-item>
          <text:p text:style-name="P20">Realización de pruebas con distintos usuarios y condiciones de iluminación (Pablo, Enzo, Vanina).</text:p>
        </text:list-item>
      </text:list>
      <text:p text:style-name="P15"/>
      <text:list text:style-name="L10">
        <text:list-item>
          <text:p text:style-name="P29">S<text:span text:style-name="T8">print</text:span> 6:</text:p>
        </text:list-item>
      </text:list>
      <text:p text:style-name="P15"/>
      <text:list text:style-name="L18">
        <text:list-item>
          <text:p text:style-name="P10"><text:span text:style-name="T12">Ajuste y optimización del modelo y el sistema (Pablo, Enzo, Vanina).</text:span></text:p>
        </text:list-item>
      </text:list>
      <text:p text:style-name="P9"><text:span text:style-name="T12"/></text:p>
      <text:p text:style-name="P9"><text:span text:style-name="T12"/></text:p>
      <text:p text:style-name="P15"/>
      <text:list xml:id="list2437202549" text:style-name="L11">
        <text:list-item>
          <text:p text:style-name="P30"><text:soft-page-break/>S<text:span text:style-name="T8">print</text:span> 7:</text:p>
        </text:list-item>
      </text:list>
      <text:p text:style-name="P15"/>
      <text:list xml:id="list161028018409344" text:continue-numbering="true" text:style-name="L11">
        <text:list-item>
          <text:p text:style-name="P11"><text:span text:style-name="T12">Continuación de ajustes y optimización del sistema (Pablo, Enzo, Vanina).</text:span></text:p>
        </text:list-item>
      </text:list>
      <text:p text:style-name="P15"/>
      <text:list text:style-name="L12">
        <text:list-item>
          <text:p text:style-name="P31">S<text:span text:style-name="T8">print</text:span> 8:</text:p>
        </text:list-item>
      </text:list>
      <text:p text:style-name="P15"/>
      <text:list xml:id="list995069319" text:style-name="L19">
        <text:list-item>
          <text:p text:style-name="P21">Preparación de la documentación del proyecto y presentación de <text:span text:style-name="T11">r</text:span>esultados (Vanina).</text:p>
        </text:list-item>
        <text:list-item>
          <text:p text:style-name="P21">Identificación de posibles mejoras y expansiones del sistema (Pablo, <text:span text:style-name="T11">E</text:span>nzo, Vanina).</text:p>
        </text:list-item>
      </text:list>
      <text:p text:style-name="P15"/>
      <text:p text:style-name="P15"><text:tab/>Esta distribución de roles y tareas asegura que cada integrante del <text:tab/>equipo tenga responsabilidades claras y complementarias.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4:46:46.897530483</meta:creation-date>
    <dc:date>2023-04-19T16:10:25.821780845</dc:date>
    <meta:editing-duration>PT39M57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4" meta:paragraph-count="50" meta:word-count="424" meta:character-count="2711" meta:non-whitespace-character-count="2371"/>
  </office:meta>
</office:document-meta>
</file>